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fr" fo:country="FR" officeooo:rsid="001ab62d" officeooo:paragraph-rsid="001ab62d" style:font-size-asian="18pt" style:font-size-complex="18pt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language="fr" fo:country="FR" officeooo:rsid="001ca4a6" officeooo:paragraph-rsid="001ca4a6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language="fr" fo:country="FR" officeooo:rsid="001c81fb" officeooo:paragraph-rsid="001c81fb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language="fr" fo:country="FR" officeooo:rsid="00234ae6" officeooo:paragraph-rsid="00234ae6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language="fr" fo:country="FR" fo:font-weight="bold" officeooo:rsid="001c81fb" officeooo:paragraph-rsid="001c81fb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language="fr" fo:country="FR" officeooo:rsid="002641fd" officeooo:paragraph-rsid="002641fd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199cm" style:auto-text-indent="false" style:page-number="auto" fo:background-color="transparent"/>
      <style:text-properties fo:language="fr" fo:country="FR" fo:font-weight="bold" officeooo:rsid="001c81fb" officeooo:paragraph-rsid="001c81fb" style:font-weight-asian="bold" style:font-weight-complex="bold"/>
    </style:style>
    <style:style style:name="T1" style:family="text">
      <style:text-properties officeooo:rsid="001f2c3e"/>
    </style:style>
    <style:style style:name="T2" style:family="text">
      <style:text-properties officeooo:rsid="002090ce"/>
    </style:style>
    <style:style style:name="T3" style:family="text">
      <style:text-properties officeooo:rsid="002719f7"/>
    </style:style>
    <style:style style:name="T4" style:family="text">
      <style:text-properties officeooo:rsid="0028af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chnique Topographique</text:p>
      <text:p text:style-name="P7">Localisation</text:p>
      <text:p text:style-name="P2">Pour se localiser sur une carte, il faut repérer autour de soi des points remarquables tel nivellement, lieu culturel, sommet, ville, monument ou simplement <text:span text:style-name="T1">un bâtiment. </text:span><text:span text:style-name="T2">Puis le repérer sur la carte pour enfin se repérer soit sur la carte en reportant sa position réelle, par rapport à la position réelle du point remarquable, sur la carte.</text:span></text:p>
      <text:p text:style-name="P3"/>
      <text:p text:style-name="P5">Azimut</text:p>
      <text:p text:style-name="P4">Pour avoir un azimut et le garder sans la carte, il faut orienter sa boussole au nord, puis tourner sa boussole de façon a ce qu’elle pointe vers l’azimut souhaiter et que le N ou 0° des azimuts soit au nord. Ensuite suivre la direction que pointe la boussole en faisant attention à ce que le N ou 0° soit toujours aligné avec l’aiguille de la boussole.</text:p>
      <text:p text:style-name="P3"/>
      <text:p text:style-name="P5">Triangulation</text:p>
      <text:p text:style-name="P6">Pour savoir où on est de manière précise, on peut avec trois point remarquable que l’on voit de loin (trois sommet, trois ville ect…) se retrouver facilement grâce à la triangulation. Pour la triangulation, il faut, pour chaque point remarquable, faire l’azimut réel entre votre position est celle du point repérable. <text:span text:style-name="T3">Ensuite, tracer chacun de ces azimuts en partant des points remarquables dont vous aurez </text:span><text:span text:style-name="T4">repérer </text:span><text:span text:style-name="T3">l’emplacement sur la carte. </text:span><text:span text:style-name="T4">Les trois droites vont se croiser en un point, votre positi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0T14:12:33.498761685</meta:creation-date>
    <dc:date>2021-06-10T14:41:52.659133218</dc:date>
    <meta:editing-duration>PT19M2S</meta:editing-duration>
    <meta:editing-cycles>13</meta:editing-cycles>
    <meta:generator>LibreOffice/7.0.4.2$Linux_X86_64 LibreOffice_project/00$Build-2</meta:generator>
    <meta:document-statistic meta:table-count="0" meta:image-count="0" meta:object-count="0" meta:page-count="1" meta:paragraph-count="7" meta:word-count="210" meta:character-count="1252" meta:non-whitespace-character-count="1049"/>
  </office:meta>
</office:document-meta>
</file>